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6538489833516452" text:style-name="WWNum1">
        <text:list-item>
          <text:p text:style-name="P2">Введение</text:p>
          <text:list>
            <text:list-item>
              <text:p text:style-name="P3">Здесь говорится в двух словах (пара страниц) о выбранной теме</text:p>
            </text:list-item>
            <text:list-item>
              <text:p text:style-name="P4">Актуальность вопроса. Постановка задачи построения распределенного децентрализованного хранилища тематической информации с распределенной децентрализованной поисковой системой</text:p>
            </text:list-item>
            <text:list-item>
              <text:p text:style-name="P4">Обоснование преимуществ децентрализованного распределенного хранения информации (неуничтожимость, независимость от человеческого фактора и произвола отдельных людей, использование огромных свободных ресурсов, находящихся в личном контроле многих пользователей, исключение серверной гигантомании за счёт полной децентрализации)</text:p>
            </text:list-item>
            <text:list-item>
              <text:p text:style-name="P4">О вопросе авторских прав, ответственности за их несоблюдение и прочую фигню, за которую мы не несем ответственности.</text:p>
            </text:list-item>
          </text:list>
        </text:list-item>
      </text:list>
      <text:p text:style-name="P5"><text:s/></text:p>
      <text:list xml:id="list84803416630432" text:continue-numbering="true" text:style-name="WWNum1">
        <text:list-item>
          <text:p text:style-name="P1">Теоретическая часть</text:p>
          <text:list>
            <text:list-item>
              <text:p text:style-name="P3">Понятие о вычислительных сетях. </text:p>
              <text:list>
                <text:list-item>
                  <text:p text:style-name="P6">Распределенная сеть</text:p>
                </text:list-item>
                <text:list-item>
                  <text:p text:style-name="P6">Децентрализованная сеть</text:p>
                </text:list-item>
              </text:list>
            </text:list-item>
            <text:list-item>
              <text:p text:style-name="P3">Теория о сетевых технологиях</text:p>
              <text:list>
                <text:list-item>
                  <text:p text:style-name="P6">DHT</text:p>
                </text:list-item>
                <text:list-item>
                  <text:p text:style-name="P6">TCP</text:p>
                </text:list-item>
                <text:list-item>
                  <text:p text:style-name="P6">UDP</text:p>
                </text:list-item>
                <text:list-item>
                  <text:p text:style-name="P6">NAT</text:p>
                </text:list-item>
                <text:list-item>
                  <text:p text:style-name="P6">STUN</text:p>
                </text:list-item>
                <text:list-item>
                  <text:p text:style-name="P6">NAT-PMP</text:p>
                </text:list-item>
                <text:list-item>
                  <text:p text:style-name="P6">UPnP IGD</text:p>
                </text:list-item>
                <text:list-item>
                  <text:p text:style-name="P6">Torrent сеть</text:p>
                </text:list-item>
                <text:list-item>
                  <text:p text:style-name="P6">Раздача</text:p>
                </text:list-item>
                <text:list-item>
                  <text:p text:style-name="P6">Blockchain</text:p>
                </text:list-item>
              </text:list>
            </text:list-item>
            <text:list-item>
              <text:p text:style-name="P3">Теория по криптографии</text:p>
              <text:list>
                <text:list-item>
                  <text:p text:style-name="P6">Шифрование с открытым ключом</text:p>
                </text:list-item>
                <text:list-item>
                  <text:p text:style-name="P6">Алгоритм RSA</text:p>
                </text:list-item>
                <text:list-item>
                  <text:p text:style-name="P6">Контрольная сумма</text:p>
                </text:list-item>
                <text:list-item>
                  <text:p text:style-name="P6"><text:soft-page-break/>Алгоритм SHA-3 (keccak)</text:p>
                </text:list-item>
              </text:list>
            </text:list-item>
            <text:list-item>
              <text:p text:style-name="P3">Теория о форматах хранения аудиоданных</text:p>
              <text:list>
                <text:list-item>
                  <text:p text:style-name="P6">Цифровое представление аудиоданных</text:p>
                </text:list-item>
                <text:list-item>
                  <text:p text:style-name="P6">WAV</text:p>
                </text:list-item>
                <text:list-item>
                  <text:p text:style-name="P6">MP3</text:p>
                </text:list-item>
                <text:list-item>
                  <text:p text:style-name="P6">FLAC</text:p>
                </text:list-item>
              </text:list>
            </text:list-item>
            <text:list-item>
              <text:p text:style-name="P3">Немного про метаданные</text:p>
            </text:list-item>
            <text:list-item>
              <text:p text:style-name="P3">Основные методы хранения данных в вычислительных сетях и организация поиска.Метаданные как основной источник информации для поиска.</text:p>
            </text:list-item>
            <text:list-item>
              <text:p text:style-name="P3">Обзор принципов распределённого и децентрализованного хранения информации и способов поиска информации в хранилищах.</text:p>
            </text:list-item>
            <text:list-item>
              <text:p text:style-name="P3">Обоснование необходимости разработки методов децентрализованного и распределенного хранения информации. Исключение человеческого фактора в принятии решения о доступе к данным, <office:annotation office:name="__Annotation__41_729365604"><dc:creator>Кизилов Олег</dc:creator><dc:date>2018-05-31T20:24:51</dc:date><text:p><text:span text:style-name="T2">Речь о доведении информации правообладателем до всеобщего сведения при наличии такого желания в соотв со ст. 1270 ГК РФ</text:span></text:p></office:annotation><office:annotation office:name="__Annotation__39_729365604"><dc:creator>Кизилов Олег</dc:creator><dc:date>2018-05-31T20:14:52</dc:date><text:p><text:span text:style-name="T2">Шо це такое?! Дайте пруф!</text:span></text:p></office:annotation>которые должны оставаться публичными в соответствии с требованиями законов<office:annotation-end office:name="__Annotation__39_729365604"/><office:annotation-end office:name="__Annotation__41_729365604"/>, включая невозможность целенаправленного уничтожения.</text:p>
            </text:list-item>
          </text:list>
        </text:list-item>
        <text:list-item>
          <text:p text:style-name="P1">Практическая часть</text:p>
          <text:list>
            <text:list-item>
              <text:p text:style-name="P3">Описание принципов реализации распределенного децентрализованного хранилища данных с децентрализованной распределенной поисковой системой на базе протоколов, поддерживаемых в существующей сети Интернет.</text:p>
            </text:list-item>
            <text:list-item>
              <text:p text:style-name="P3">DHT как одна из возможных основ для организации хранилища</text:p>
            </text:list-item>
            <text:list-item>
              <text:p text:style-name="P3">Использование DHT для организации хранения и раздачи данных и метаданных.</text:p>
            </text:list-item>
            <text:list-item>
              <text:p text:style-name="P3">Разработка протоколов поисковых запросов для поиска информации на основе соответствия запроса метаданным конкретного файла</text:p>
            </text:list-item>
            <text:list-item>
              <text:p text:style-name="P3">Защита информации, содержащейся в хранилище, от злоумышленных атак и влияния естественных факторов, влияющих на хранение и доступ к данным</text:p>
            </text:list-item>
            <text:list-item>
              <text:p text:style-name="P3">Поддержка функционирования подсистем "хранилище" и "поиск" в условиях нестабильной конфигурации сети. Отработка исключения узлов сети и разрывов связи.</text:p>
            </text:list-item>
            <text:list-item>
              <text:p text:style-name="P3">Оценка возможности злоумышленных атак на подсистему хранения и подсистему поиска информации в хранилище. Обоснование необходимости шифрования передаваемых данных. Выявление узлов, производящих намеренные или ненамеренные атаки, их распознавание и нейтрализация. Роль конечных пользователей в повышении устойчивости системы.</text:p>
            </text:list-item>
            <text:list-item>
              <text:p text:style-name="P3">Оценка устойчивости функционирования хранилища. устаревание информации и меры, предпринимаемые для обеспечения сохранения доступности устаревающей информации.</text:p>
            </text:list-item>
            <text:list-item>
              <text:p text:style-name="P3">Пример программной реализации части функций распределенного децентрализованного хранилища и демонстрация работоспособности примера</text:p>
            </text:list-item>
            <text:list-item>
              <text:p text:style-name="P3">Функционал, реализованный в демонстрационном примере. Протоколы работы с демонстрационной версией и необходимые пояснения.</text:p>
            </text:list-item>
            <text:list-item>
              <text:p text:style-name="P3">Ограничения реализации демонстрационного примера. Функции, оставленные за рамками демонстрационного примера, которые должны быть реализованы в полной версии хранилища.</text:p>
            </text:list-item>
            <text:list-item>
              <text:p text:style-name="P3">Выводы из работы демонстрационной версии Хранилища.</text:p>
            </text:list-item>
            <text:list-item>
              <text:p text:style-name="P3">доказательство работоспособности Хранилища (по протоколам) (работа демонстрационного примера показала возможность построения.... бла бла бла)</text:p>
            </text:list-item>
            <text:list-item>
              <text:p text:style-name="P3">Возможные приложения - где еще требуется подобная сеть (возможный пример - анонимные/неанонимные истории болезни в медицине) </text:p>
            </text:list-item>
          </text:list>
        </text:list-item>
        <text:list-item>
          <text:p text:style-name="P1">Вывод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51" meta:word-count="463" meta:character-count="3658" meta:non-whitespace-character-count="3292"/>
    <meta:generator>LibreOfficeDev/5.1.0.3$Linux_X86_64 LibreOffice_project/</meta:generator>
  </office:meta>
</office:document-meta>
</file>